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1A7B4105B6F2383D6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826cm" svg:height="11.191cm" svg:x="0.613cm" svg:y="0.331cm">
          <draw:image xlink:href="Pictures/10000000000001BF000001A7B4105B6F2383D6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8T14:15:55.163000000</dc:date>
    <meta:editing-duration>PT2M35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